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155cm" svg:y1="1.004cm" svg:x2="2cm" svg:y2="1cm">
          <text:p/>
        </draw:line>
        <draw:ellipse draw:style-name="gr2" draw:text-style-name="P1" draw:layer="layout" svg:width="0.361cm" svg:height="0.371cm" svg:x="0cm" svg:y="0.82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7:22</dc:date>
    <dc:creator>Wincent Balin</dc:creator>
    <meta:editing-duration>PT00H24M04S</meta:editing-duration>
    <meta:editing-cycles>2</meta:editing-cycles>
    <meta:generator>OpenOffice.org/3.2$Unix OpenOffice.org_project/320m12$Build-9483</meta:generator>
    <meta:document-statistic meta:object-count="2"/>
  </office:meta>
</office:document-meta>
</file>